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8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order="0.06pt solid #000000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fo:border="none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3">
          <table:table-cell table:style-name="ce1" office:value-type="string" table:number-columns-spanned="9" table:number-rows-spanned="2">
            <text:p>Expression des besoins</text:p>
          </table:table-cell>
          <table:covered-table-cell table:number-columns-repeated="8"/>
          <table:table-cell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vrable</text:p>
          </table:table-cell>
          <table:table-cell table:style-name="ce2" office:value-type="string">
            <text:p>Ressources affectées</text:p>
          </table:table-cell>
          <table:table-cell table:style-name="ce7" office:value-type="string">
            <text:p>Temps prévu</text:p>
          </table:table-cell>
          <table:table-cell table:style-name="ce2" office:value-type="string">
            <text:p>Temps effectif</text:p>
          </table:table-cell>
          <table:table-cell table:style-name="ce2" office:value-type="string">
            <text:p>Séance 1</text:p>
          </table:table-cell>
          <table:table-cell table:style-name="ce2" office:value-type="string">
            <text:p>Séance 2</text:p>
          </table:table-cell>
          <table:table-cell table:style-name="ce2" office:value-type="string">
            <text:p>Séance 3</text:p>
          </table:table-cell>
          <table:table-cell table:style-name="ce2" office:value-type="string">
            <text:p>Validation RQ</text:p>
          </table:table-cell>
          <table:table-cell table:style-name="ce2" office:value-type="string">
            <text:p>Validation CP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6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Analyse de l'existant</text:p>
          </table:table-cell>
          <table:covered-table-cell table:number-columns-repeated="8" table:style-name="ce2"/>
          <table:table-cell table:number-columns-repeated="1015"/>
        </table:table-row>
        <table:table-row table:style-name="ro3">
          <table:table-cell office:value-type="string">
            <text:p>Description des sous-processus</text:p>
          </table:table-cell>
          <table:table-cell office:value-type="string">
            <text:p>Guillaume</text:p>
          </table:table-cell>
          <table:table-cell table:number-columns-repeated="2" office:value-type="string">
            <text:p>3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Modèle organisationnel</text:p>
          </table:table-cell>
          <table:table-cell office:value-type="string">
            <text:p>Martin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Tableau croisé Services/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Description de l’organisation du SI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2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ysfonctionnements, écarts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3">
          <table:table-cell office:value-type="string">
            <text:p>Description architectur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style-name="ce10" office:value-type="percentage" office:value="0.5">
            <text:p>50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Description architectur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Cartographi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Cartographi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Fiches application</text:p>
          </table:table-cell>
          <table:table-cell office:value-type="string">
            <text:p>Thierry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Synthèse points forts et faibles</text:p>
          </table:table-cell>
          <table:table-cell office:value-type="string">
            <text:p>Martin, 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1019"/>
        </table:table-row>
        <table:table-row table:style-name="ro3">
          <table:table-cell office:value-type="string">
            <text:p>Description périmètre</text:p>
          </table:table-cell>
          <table:table-cell office:value-type="string">
            <text:p>Valentina</text:p>
          </table:table-cell>
          <table:table-cell table:number-columns-repeated="2"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9"/>
          <table:table-cell table:number-columns-repeated="1018"/>
        </table:table-row>
        <table:table-row table:style-name="ro3">
          <table:table-cell table:style-name="ce4" office:value-type="string" table:number-columns-spanned="9" table:number-rows-spanned="1">
            <text:p>Benchmarking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Identification des entreprises à analyser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30min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Etude des progiciels de gestion intégré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Etude des entreprises identifiées</text:p>
          </table:table-cell>
          <table:table-cell office:value-type="string">
            <text:p>Marina</text:p>
          </table:table-cell>
          <table:table-cell table:number-columns-repeated="2" office:value-type="string">
            <text:p>2h</text:p>
          </table:table-cell>
          <table:table-cell office:value-type="string">
            <text:p>5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Comparaison SPIE/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Comparaison SPIE/entrepris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Capitalisations des meilleures pratiqu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s points forts des progiciels</text:p>
          </table:table-cell>
          <table:table-cell office:value-type="string">
            <text:p>Ahmed</text:p>
          </table:table-cell>
          <table:table-cell table:number-columns-repeated="2" office:value-type="string">
            <text:p>2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table:number-columns-spanned="9" table:number-rows-spanned="1">
            <text:p>Cyble Fonctionnell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Modèle d’organisation type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Diagrammes types de cas d’utilisation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Règles de gestion principal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 nouvelles technologi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ttentes client</text:p>
          </table:table-cell>
          <table:table-cell office:value-type="string">
            <text:p>Valentina, 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xes d'amélioration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Processus Retour d'exéprience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zantedeschi </meta:initial-creator>
    <meta:creation-date>2014-01-21T09:49:02</meta:creation-date>
    <dc:date>2014-01-28T09:25:45</dc:date>
    <dc:creator>vzantedeschi </dc:creator>
    <meta:editing-duration>PT1H10M48S</meta:editing-duration>
    <meta:editing-cycles>4</meta:editing-cycles>
    <meta:generator>LibreOffice/3.5$Linux_x86 LibreOffice_project/350m1$Build-2</meta:generator>
    <meta:document-statistic meta:table-count="3" meta:cell-count="149" meta:object-count="0"/>
  </office:meta>
</office:document-meta>
</file>